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office:version="1.2">
  <office:automatic-styles>
    <style:style style:family="table-column" style:name="co1" style:display-name="co1">
      <style:table-column-properties fo:break-before="auto" style:column-width="1cm"/>
    </style:style>
    <style:style style:family="table-cell" style:name="cs1" style:display-name="cs1">
      <style:paragraph-properties fo:text-align="center"/>
      <style:text-properties fo:color="#CCCCCC" fo:font-weight="bold" fo:font-size="10pt"/>
      <style:table-cell-properties fo:background-color="#ff0000" fo:border="0.74pt solid #000000"/>
    </style:style>
    <style:style style:family="table-cell" style:name="cs2" style:display-name="cs2">
      <style:paragraph-properties fo:text-align="center"/>
      <style:text-properties fo:color="#000000" fo:font-size="10pt"/>
      <style:table-cell-properties fo:background-color="#ffff80" fo:border="0.74pt solid #000000"/>
    </style:style>
    <style:style style:family="table-cell" style:name="cs3" style:display-name="cs3">
      <style:paragraph-properties fo:text-align="center"/>
      <style:text-properties fo:color="#000000" fo:font-size="10pt"/>
      <style:table-cell-properties fo:border="0.74pt solid #000000"/>
    </style:style>
    <style:style style:family="table-cell" style:name="cs4" style:display-name="cs4">
      <style:paragraph-properties fo:text-align="center"/>
      <style:text-properties fo:color="#000000" fo:font-weight="bold" fo:font-size="10pt"/>
      <style:table-cell-properties fo:background-color="#C0C0C0" fo:border="0.74pt solid #000000"/>
    </style:style>
  </office:automatic-styles>
  <office:body>
    <office:spreadsheet>
      <table:table table:name="KeyMatrix"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row>
          <table:table-cell table:style-name="cs1" office:value-type="string">
            <text:p>X</text:p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</table:table-row>
        <table:table-row>
          <table:table-cell table:formula="=B1" table:style-name="cs2" office:value-type="string"/>
          <table:table-cell table:style-name="cs1" office:value-type="string">
            <text:p>X</text:p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</table:table-row>
        <table:table-row>
          <table:table-cell table:formula="=C1" table:style-name="cs2" office:value-type="string"/>
          <table:table-cell table:formula="=C2" table:style-name="cs2" office:value-type="string"/>
          <table:table-cell table:style-name="cs1" office:value-type="string">
            <text:p>X</text:p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</table:table-row>
        <table:table-row>
          <table:table-cell table:formula="=D1" table:style-name="cs2" office:value-type="string"/>
          <table:table-cell table:formula="=D2" table:style-name="cs2" office:value-type="string"/>
          <table:table-cell table:formula="=D3" table:style-name="cs2" office:value-type="string"/>
          <table:table-cell table:style-name="cs1" office:value-type="string">
            <text:p>X</text:p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</table:table-row>
        <table:table-row>
          <table:table-cell table:formula="=E1" table:style-name="cs2" office:value-type="string"/>
          <table:table-cell table:formula="=E2" table:style-name="cs2" office:value-type="string"/>
          <table:table-cell table:formula="=E3" table:style-name="cs2" office:value-type="string"/>
          <table:table-cell table:formula="=E4" table:style-name="cs2" office:value-type="string"/>
          <table:table-cell table:style-name="cs1" office:value-type="string">
            <text:p>X</text:p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</table:table-row>
        <table:table-row>
          <table:table-cell table:formula="=F1" table:style-name="cs2" office:value-type="string"/>
          <table:table-cell table:formula="=F2" table:style-name="cs2" office:value-type="string"/>
          <table:table-cell table:formula="=F3" table:style-name="cs2" office:value-type="string"/>
          <table:table-cell table:formula="=F4" table:style-name="cs2" office:value-type="string"/>
          <table:table-cell table:formula="=F5" table:style-name="cs2" office:value-type="string"/>
          <table:table-cell table:style-name="cs1" office:value-type="string">
            <text:p>X</text:p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</table:table-row>
        <table:table-row>
          <table:table-cell table:formula="=G1" table:style-name="cs2" office:value-type="string"/>
          <table:table-cell table:formula="=G2" table:style-name="cs2" office:value-type="string"/>
          <table:table-cell table:formula="=G3" table:style-name="cs2" office:value-type="string"/>
          <table:table-cell table:formula="=G4" table:style-name="cs2" office:value-type="string"/>
          <table:table-cell table:formula="=G5" table:style-name="cs2" office:value-type="string"/>
          <table:table-cell table:formula="=G6" table:style-name="cs2" office:value-type="string"/>
          <table:table-cell table:style-name="cs1" office:value-type="string">
            <text:p>X</text:p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</table:table-row>
        <table:table-row>
          <table:table-cell table:formula="=H1" table:style-name="cs2" office:value-type="string"/>
          <table:table-cell table:formula="=H2" table:style-name="cs2" office:value-type="string"/>
          <table:table-cell table:formula="=H3" table:style-name="cs2" office:value-type="string"/>
          <table:table-cell table:formula="=H4" table:style-name="cs2" office:value-type="string"/>
          <table:table-cell table:formula="=H5" table:style-name="cs2" office:value-type="string"/>
          <table:table-cell table:formula="=H6" table:style-name="cs2" office:value-type="string"/>
          <table:table-cell table:formula="=H7" table:style-name="cs2" office:value-type="string"/>
          <table:table-cell table:style-name="cs1" office:value-type="string">
            <text:p>X</text:p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</table:table-row>
        <table:table-row>
          <table:table-cell table:formula="=I1" table:style-name="cs2" office:value-type="string"/>
          <table:table-cell table:formula="=I2" table:style-name="cs2" office:value-type="string"/>
          <table:table-cell table:formula="=I3" table:style-name="cs2" office:value-type="string"/>
          <table:table-cell table:formula="=I4" table:style-name="cs2" office:value-type="string"/>
          <table:table-cell table:formula="=I5" table:style-name="cs2" office:value-type="string"/>
          <table:table-cell table:formula="=I6" table:style-name="cs2" office:value-type="string"/>
          <table:table-cell table:formula="=I7" table:style-name="cs2" office:value-type="string"/>
          <table:table-cell table:formula="=I8" table:style-name="cs2" office:value-type="string"/>
          <table:table-cell table:style-name="cs1" office:value-type="string">
            <text:p>X</text:p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</table:table-row>
        <table:table-row>
          <table:table-cell table:formula="=J1" table:style-name="cs2" office:value-type="string"/>
          <table:table-cell table:formula="=J2" table:style-name="cs2" office:value-type="string"/>
          <table:table-cell table:formula="=J3" table:style-name="cs2" office:value-type="string"/>
          <table:table-cell table:formula="=J4" table:style-name="cs2" office:value-type="string"/>
          <table:table-cell table:formula="=J5" table:style-name="cs2" office:value-type="string"/>
          <table:table-cell table:formula="=J6" table:style-name="cs2" office:value-type="string"/>
          <table:table-cell table:formula="=J7" table:style-name="cs2" office:value-type="string"/>
          <table:table-cell table:formula="=J8" table:style-name="cs2" office:value-type="string"/>
          <table:table-cell table:formula="=J9" table:style-name="cs2" office:value-type="string"/>
          <table:table-cell table:style-name="cs1" office:value-type="string">
            <text:p>X</text:p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</table:table-row>
        <table:table-row>
          <table:table-cell table:formula="=K1" table:style-name="cs2" office:value-type="string"/>
          <table:table-cell table:formula="=K2" table:style-name="cs2" office:value-type="string"/>
          <table:table-cell table:formula="=K3" table:style-name="cs2" office:value-type="string"/>
          <table:table-cell table:formula="=K4" table:style-name="cs2" office:value-type="string"/>
          <table:table-cell table:formula="=K5" table:style-name="cs2" office:value-type="string"/>
          <table:table-cell table:formula="=K6" table:style-name="cs2" office:value-type="string"/>
          <table:table-cell table:formula="=K7" table:style-name="cs2" office:value-type="string"/>
          <table:table-cell table:formula="=K8" table:style-name="cs2" office:value-type="string"/>
          <table:table-cell table:formula="=K9" table:style-name="cs2" office:value-type="string"/>
          <table:table-cell table:formula="=K10" table:style-name="cs2" office:value-type="string"/>
          <table:table-cell table:style-name="cs1" office:value-type="string">
            <text:p>X</text:p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</table:table-row>
        <table:table-row>
          <table:table-cell table:formula="=L1" table:style-name="cs2" office:value-type="string"/>
          <table:table-cell table:formula="=L2" table:style-name="cs2" office:value-type="string"/>
          <table:table-cell table:formula="=L3" table:style-name="cs2" office:value-type="string"/>
          <table:table-cell table:formula="=L4" table:style-name="cs2" office:value-type="string"/>
          <table:table-cell table:formula="=L5" table:style-name="cs2" office:value-type="string"/>
          <table:table-cell table:formula="=L6" table:style-name="cs2" office:value-type="string"/>
          <table:table-cell table:formula="=L7" table:style-name="cs2" office:value-type="string"/>
          <table:table-cell table:formula="=L8" table:style-name="cs2" office:value-type="string"/>
          <table:table-cell table:formula="=L9" table:style-name="cs2" office:value-type="string"/>
          <table:table-cell table:formula="=L10" table:style-name="cs2" office:value-type="string"/>
          <table:table-cell table:formula="=L11" table:style-name="cs2" office:value-type="string"/>
          <table:table-cell table:style-name="cs1" office:value-type="string">
            <text:p>X</text:p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</table:table-row>
        <table:table-row>
          <table:table-cell table:formula="=M1" table:style-name="cs2" office:value-type="string"/>
          <table:table-cell table:formula="=M2" table:style-name="cs2" office:value-type="string"/>
          <table:table-cell table:formula="=M3" table:style-name="cs2" office:value-type="string"/>
          <table:table-cell table:formula="=M4" table:style-name="cs2" office:value-type="string"/>
          <table:table-cell table:formula="=M5" table:style-name="cs2" office:value-type="string"/>
          <table:table-cell table:formula="=M6" table:style-name="cs2" office:value-type="string"/>
          <table:table-cell table:formula="=M7" table:style-name="cs2" office:value-type="string"/>
          <table:table-cell table:formula="=M8" table:style-name="cs2" office:value-type="string"/>
          <table:table-cell table:formula="=M9" table:style-name="cs2" office:value-type="string"/>
          <table:table-cell table:formula="=M10" table:style-name="cs2" office:value-type="string"/>
          <table:table-cell table:formula="=M11" table:style-name="cs2" office:value-type="string"/>
          <table:table-cell table:formula="=M12" table:style-name="cs2" office:value-type="string"/>
          <table:table-cell table:style-name="cs1" office:value-type="string">
            <text:p>X</text:p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</table:table-row>
        <table:table-row>
          <table:table-cell table:formula="=N1" table:style-name="cs2" office:value-type="string"/>
          <table:table-cell table:formula="=N2" table:style-name="cs2" office:value-type="string"/>
          <table:table-cell table:formula="=N3" table:style-name="cs2" office:value-type="string"/>
          <table:table-cell table:formula="=N4" table:style-name="cs2" office:value-type="string"/>
          <table:table-cell table:formula="=N5" table:style-name="cs2" office:value-type="string"/>
          <table:table-cell table:formula="=N6" table:style-name="cs2" office:value-type="string"/>
          <table:table-cell table:formula="=N7" table:style-name="cs2" office:value-type="string"/>
          <table:table-cell table:formula="=N8" table:style-name="cs2" office:value-type="string"/>
          <table:table-cell table:formula="=N9" table:style-name="cs2" office:value-type="string"/>
          <table:table-cell table:formula="=N10" table:style-name="cs2" office:value-type="string"/>
          <table:table-cell table:formula="=N11" table:style-name="cs2" office:value-type="string"/>
          <table:table-cell table:formula="=N12" table:style-name="cs2" office:value-type="string"/>
          <table:table-cell table:formula="=N13" table:style-name="cs2" office:value-type="string"/>
          <table:table-cell table:style-name="cs1" office:value-type="string">
            <text:p>X</text:p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</table:table-row>
        <table:table-row>
          <table:table-cell table:formula="=O1" table:style-name="cs2" office:value-type="string"/>
          <table:table-cell table:formula="=O2" table:style-name="cs2" office:value-type="string"/>
          <table:table-cell table:formula="=O3" table:style-name="cs2" office:value-type="string"/>
          <table:table-cell table:formula="=O4" table:style-name="cs2" office:value-type="string"/>
          <table:table-cell table:formula="=O5" table:style-name="cs2" office:value-type="string"/>
          <table:table-cell table:formula="=O6" table:style-name="cs2" office:value-type="string"/>
          <table:table-cell table:formula="=O7" table:style-name="cs2" office:value-type="string"/>
          <table:table-cell table:formula="=O8" table:style-name="cs2" office:value-type="string"/>
          <table:table-cell table:formula="=O9" table:style-name="cs2" office:value-type="string"/>
          <table:table-cell table:formula="=O10" table:style-name="cs2" office:value-type="string"/>
          <table:table-cell table:formula="=O11" table:style-name="cs2" office:value-type="string"/>
          <table:table-cell table:formula="=O12" table:style-name="cs2" office:value-type="string"/>
          <table:table-cell table:formula="=O13" table:style-name="cs2" office:value-type="string"/>
          <table:table-cell table:formula="=O14" table:style-name="cs2" office:value-type="string"/>
          <table:table-cell table:style-name="cs1" office:value-type="string">
            <text:p>X</text:p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</table:table-row>
        <table:table-row>
          <table:table-cell table:formula="=P1" table:style-name="cs2" office:value-type="string"/>
          <table:table-cell table:formula="=P2" table:style-name="cs2" office:value-type="string"/>
          <table:table-cell table:formula="=P3" table:style-name="cs2" office:value-type="string"/>
          <table:table-cell table:formula="=P4" table:style-name="cs2" office:value-type="string"/>
          <table:table-cell table:formula="=P5" table:style-name="cs2" office:value-type="string"/>
          <table:table-cell table:formula="=P6" table:style-name="cs2" office:value-type="string"/>
          <table:table-cell table:formula="=P7" table:style-name="cs2" office:value-type="string"/>
          <table:table-cell table:formula="=P8" table:style-name="cs2" office:value-type="string"/>
          <table:table-cell table:formula="=P9" table:style-name="cs2" office:value-type="string"/>
          <table:table-cell table:formula="=P10" table:style-name="cs2" office:value-type="string"/>
          <table:table-cell table:formula="=P11" table:style-name="cs2" office:value-type="string"/>
          <table:table-cell table:formula="=P12" table:style-name="cs2" office:value-type="string"/>
          <table:table-cell table:formula="=P13" table:style-name="cs2" office:value-type="string"/>
          <table:table-cell table:formula="=P14" table:style-name="cs2" office:value-type="string"/>
          <table:table-cell table:formula="=P15" table:style-name="cs2" office:value-type="string"/>
          <table:table-cell table:style-name="cs1" office:value-type="string">
            <text:p>X</text:p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</table:table-row>
        <table:table-row>
          <table:table-cell table:formula="=Q1" table:style-name="cs2" office:value-type="string"/>
          <table:table-cell table:formula="=Q2" table:style-name="cs2" office:value-type="string"/>
          <table:table-cell table:formula="=Q3" table:style-name="cs2" office:value-type="string"/>
          <table:table-cell table:formula="=Q4" table:style-name="cs2" office:value-type="string"/>
          <table:table-cell table:formula="=Q5" table:style-name="cs2" office:value-type="string"/>
          <table:table-cell table:formula="=Q6" table:style-name="cs2" office:value-type="string"/>
          <table:table-cell table:formula="=Q7" table:style-name="cs2" office:value-type="string"/>
          <table:table-cell table:formula="=Q8" table:style-name="cs2" office:value-type="string"/>
          <table:table-cell table:formula="=Q9" table:style-name="cs2" office:value-type="string"/>
          <table:table-cell table:formula="=Q10" table:style-name="cs2" office:value-type="string"/>
          <table:table-cell table:formula="=Q11" table:style-name="cs2" office:value-type="string"/>
          <table:table-cell table:formula="=Q12" table:style-name="cs2" office:value-type="string"/>
          <table:table-cell table:formula="=Q13" table:style-name="cs2" office:value-type="string"/>
          <table:table-cell table:formula="=Q14" table:style-name="cs2" office:value-type="string"/>
          <table:table-cell table:formula="=Q15" table:style-name="cs2" office:value-type="string"/>
          <table:table-cell table:formula="=Q16" table:style-name="cs2" office:value-type="string"/>
          <table:table-cell table:style-name="cs1" office:value-type="string">
            <text:p>X</text:p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</table:table-row>
        <table:table-row>
          <table:table-cell table:formula="=R1" table:style-name="cs2" office:value-type="string"/>
          <table:table-cell table:formula="=R2" table:style-name="cs2" office:value-type="string"/>
          <table:table-cell table:formula="=R3" table:style-name="cs2" office:value-type="string"/>
          <table:table-cell table:formula="=R4" table:style-name="cs2" office:value-type="string"/>
          <table:table-cell table:formula="=R5" table:style-name="cs2" office:value-type="string"/>
          <table:table-cell table:formula="=R6" table:style-name="cs2" office:value-type="string"/>
          <table:table-cell table:formula="=R7" table:style-name="cs2" office:value-type="string"/>
          <table:table-cell table:formula="=R8" table:style-name="cs2" office:value-type="string"/>
          <table:table-cell table:formula="=R9" table:style-name="cs2" office:value-type="string"/>
          <table:table-cell table:formula="=R10" table:style-name="cs2" office:value-type="string"/>
          <table:table-cell table:formula="=R11" table:style-name="cs2" office:value-type="string"/>
          <table:table-cell table:formula="=R12" table:style-name="cs2" office:value-type="string"/>
          <table:table-cell table:formula="=R13" table:style-name="cs2" office:value-type="string"/>
          <table:table-cell table:formula="=R14" table:style-name="cs2" office:value-type="string"/>
          <table:table-cell table:formula="=R15" table:style-name="cs2" office:value-type="string"/>
          <table:table-cell table:formula="=R16" table:style-name="cs2" office:value-type="string"/>
          <table:table-cell table:formula="=R17" table:style-name="cs2" office:value-type="string"/>
          <table:table-cell table:style-name="cs1" office:value-type="string">
            <text:p>X</text:p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</table:table-row>
        <table:table-row>
          <table:table-cell table:formula="=S1" table:style-name="cs2" office:value-type="string"/>
          <table:table-cell table:formula="=S2" table:style-name="cs2" office:value-type="string"/>
          <table:table-cell table:formula="=S3" table:style-name="cs2" office:value-type="string"/>
          <table:table-cell table:formula="=S4" table:style-name="cs2" office:value-type="string"/>
          <table:table-cell table:formula="=S5" table:style-name="cs2" office:value-type="string"/>
          <table:table-cell table:formula="=S6" table:style-name="cs2" office:value-type="string"/>
          <table:table-cell table:formula="=S7" table:style-name="cs2" office:value-type="string"/>
          <table:table-cell table:formula="=S8" table:style-name="cs2" office:value-type="string"/>
          <table:table-cell table:formula="=S9" table:style-name="cs2" office:value-type="string"/>
          <table:table-cell table:formula="=S10" table:style-name="cs2" office:value-type="string"/>
          <table:table-cell table:formula="=S11" table:style-name="cs2" office:value-type="string"/>
          <table:table-cell table:formula="=S12" table:style-name="cs2" office:value-type="string"/>
          <table:table-cell table:formula="=S13" table:style-name="cs2" office:value-type="string"/>
          <table:table-cell table:formula="=S14" table:style-name="cs2" office:value-type="string"/>
          <table:table-cell table:formula="=S15" table:style-name="cs2" office:value-type="string"/>
          <table:table-cell table:formula="=S16" table:style-name="cs2" office:value-type="string"/>
          <table:table-cell table:formula="=S17" table:style-name="cs2" office:value-type="string"/>
          <table:table-cell table:formula="=S18" table:style-name="cs2" office:value-type="string"/>
          <table:table-cell table:style-name="cs1" office:value-type="string">
            <text:p>X</text:p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</table:table-row>
        <table:table-row>
          <table:table-cell table:formula="=T1" table:style-name="cs2" office:value-type="string"/>
          <table:table-cell table:formula="=T2" table:style-name="cs2" office:value-type="string"/>
          <table:table-cell table:formula="=T3" table:style-name="cs2" office:value-type="string"/>
          <table:table-cell table:formula="=T4" table:style-name="cs2" office:value-type="string"/>
          <table:table-cell table:formula="=T5" table:style-name="cs2" office:value-type="string"/>
          <table:table-cell table:formula="=T6" table:style-name="cs2" office:value-type="string"/>
          <table:table-cell table:formula="=T7" table:style-name="cs2" office:value-type="string"/>
          <table:table-cell table:formula="=T8" table:style-name="cs2" office:value-type="string"/>
          <table:table-cell table:formula="=T9" table:style-name="cs2" office:value-type="string"/>
          <table:table-cell table:formula="=T10" table:style-name="cs2" office:value-type="string"/>
          <table:table-cell table:formula="=T11" table:style-name="cs2" office:value-type="string"/>
          <table:table-cell table:formula="=T12" table:style-name="cs2" office:value-type="string"/>
          <table:table-cell table:formula="=T13" table:style-name="cs2" office:value-type="string"/>
          <table:table-cell table:formula="=T14" table:style-name="cs2" office:value-type="string"/>
          <table:table-cell table:formula="=T15" table:style-name="cs2" office:value-type="string"/>
          <table:table-cell table:formula="=T16" table:style-name="cs2" office:value-type="string"/>
          <table:table-cell table:formula="=T17" table:style-name="cs2" office:value-type="string"/>
          <table:table-cell table:formula="=T18" table:style-name="cs2" office:value-type="string"/>
          <table:table-cell table:formula="=T19" table:style-name="cs2" office:value-type="string"/>
          <table:table-cell table:style-name="cs1" office:value-type="string">
            <text:p>X</text:p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</table:table-row>
        <table:table-row>
          <table:table-cell table:formula="=U1" table:style-name="cs2" office:value-type="string"/>
          <table:table-cell table:formula="=U2" table:style-name="cs2" office:value-type="string"/>
          <table:table-cell table:formula="=U3" table:style-name="cs2" office:value-type="string"/>
          <table:table-cell table:formula="=U4" table:style-name="cs2" office:value-type="string"/>
          <table:table-cell table:formula="=U5" table:style-name="cs2" office:value-type="string"/>
          <table:table-cell table:formula="=U6" table:style-name="cs2" office:value-type="string"/>
          <table:table-cell table:formula="=U7" table:style-name="cs2" office:value-type="string"/>
          <table:table-cell table:formula="=U8" table:style-name="cs2" office:value-type="string"/>
          <table:table-cell table:formula="=U9" table:style-name="cs2" office:value-type="string"/>
          <table:table-cell table:formula="=U10" table:style-name="cs2" office:value-type="string"/>
          <table:table-cell table:formula="=U11" table:style-name="cs2" office:value-type="string"/>
          <table:table-cell table:formula="=U12" table:style-name="cs2" office:value-type="string"/>
          <table:table-cell table:formula="=U13" table:style-name="cs2" office:value-type="string"/>
          <table:table-cell table:formula="=U14" table:style-name="cs2" office:value-type="string"/>
          <table:table-cell table:formula="=U15" table:style-name="cs2" office:value-type="string"/>
          <table:table-cell table:formula="=U16" table:style-name="cs2" office:value-type="string"/>
          <table:table-cell table:formula="=U17" table:style-name="cs2" office:value-type="string"/>
          <table:table-cell table:formula="=U18" table:style-name="cs2" office:value-type="string"/>
          <table:table-cell table:formula="=U19" table:style-name="cs2" office:value-type="string"/>
          <table:table-cell table:formula="=U20" table:style-name="cs2" office:value-type="string"/>
          <table:table-cell table:style-name="cs1" office:value-type="string">
            <text:p>X</text:p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</table:table-row>
        <table:table-row>
          <table:table-cell table:formula="=V1" table:style-name="cs2" office:value-type="string"/>
          <table:table-cell table:formula="=V2" table:style-name="cs2" office:value-type="string"/>
          <table:table-cell table:formula="=V3" table:style-name="cs2" office:value-type="string"/>
          <table:table-cell table:formula="=V4" table:style-name="cs2" office:value-type="string"/>
          <table:table-cell table:formula="=V5" table:style-name="cs2" office:value-type="string"/>
          <table:table-cell table:formula="=V6" table:style-name="cs2" office:value-type="string"/>
          <table:table-cell table:formula="=V7" table:style-name="cs2" office:value-type="string"/>
          <table:table-cell table:formula="=V8" table:style-name="cs2" office:value-type="string"/>
          <table:table-cell table:formula="=V9" table:style-name="cs2" office:value-type="string"/>
          <table:table-cell table:formula="=V10" table:style-name="cs2" office:value-type="string"/>
          <table:table-cell table:formula="=V11" table:style-name="cs2" office:value-type="string"/>
          <table:table-cell table:formula="=V12" table:style-name="cs2" office:value-type="string"/>
          <table:table-cell table:formula="=V13" table:style-name="cs2" office:value-type="string"/>
          <table:table-cell table:formula="=V14" table:style-name="cs2" office:value-type="string"/>
          <table:table-cell table:formula="=V15" table:style-name="cs2" office:value-type="string"/>
          <table:table-cell table:formula="=V16" table:style-name="cs2" office:value-type="string"/>
          <table:table-cell table:formula="=V17" table:style-name="cs2" office:value-type="string"/>
          <table:table-cell table:formula="=V18" table:style-name="cs2" office:value-type="string"/>
          <table:table-cell table:formula="=V19" table:style-name="cs2" office:value-type="string"/>
          <table:table-cell table:formula="=V20" table:style-name="cs2" office:value-type="string"/>
          <table:table-cell table:formula="=V21" table:style-name="cs2" office:value-type="string"/>
          <table:table-cell table:style-name="cs1" office:value-type="string">
            <text:p>X</text:p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</table:table-row>
        <table:table-row>
          <table:table-cell table:formula="=W1" table:style-name="cs2" office:value-type="string"/>
          <table:table-cell table:formula="=W2" table:style-name="cs2" office:value-type="string"/>
          <table:table-cell table:formula="=W3" table:style-name="cs2" office:value-type="string"/>
          <table:table-cell table:formula="=W4" table:style-name="cs2" office:value-type="string"/>
          <table:table-cell table:formula="=W5" table:style-name="cs2" office:value-type="string"/>
          <table:table-cell table:formula="=W6" table:style-name="cs2" office:value-type="string"/>
          <table:table-cell table:formula="=W7" table:style-name="cs2" office:value-type="string"/>
          <table:table-cell table:formula="=W8" table:style-name="cs2" office:value-type="string"/>
          <table:table-cell table:formula="=W9" table:style-name="cs2" office:value-type="string"/>
          <table:table-cell table:formula="=W10" table:style-name="cs2" office:value-type="string"/>
          <table:table-cell table:formula="=W11" table:style-name="cs2" office:value-type="string"/>
          <table:table-cell table:formula="=W12" table:style-name="cs2" office:value-type="string"/>
          <table:table-cell table:formula="=W13" table:style-name="cs2" office:value-type="string"/>
          <table:table-cell table:formula="=W14" table:style-name="cs2" office:value-type="string"/>
          <table:table-cell table:formula="=W15" table:style-name="cs2" office:value-type="string"/>
          <table:table-cell table:formula="=W16" table:style-name="cs2" office:value-type="string"/>
          <table:table-cell table:formula="=W17" table:style-name="cs2" office:value-type="string"/>
          <table:table-cell table:formula="=W18" table:style-name="cs2" office:value-type="string"/>
          <table:table-cell table:formula="=W19" table:style-name="cs2" office:value-type="string"/>
          <table:table-cell table:formula="=W20" table:style-name="cs2" office:value-type="string"/>
          <table:table-cell table:formula="=W21" table:style-name="cs2" office:value-type="string"/>
          <table:table-cell table:formula="=W22" table:style-name="cs2" office:value-type="string"/>
          <table:table-cell table:style-name="cs1" office:value-type="string">
            <text:p>X</text:p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</table:table-row>
        <table:table-row>
          <table:table-cell table:formula="=X1" table:style-name="cs2" office:value-type="string"/>
          <table:table-cell table:formula="=X2" table:style-name="cs2" office:value-type="string"/>
          <table:table-cell table:formula="=X3" table:style-name="cs2" office:value-type="string"/>
          <table:table-cell table:formula="=X4" table:style-name="cs2" office:value-type="string"/>
          <table:table-cell table:formula="=X5" table:style-name="cs2" office:value-type="string"/>
          <table:table-cell table:formula="=X6" table:style-name="cs2" office:value-type="string"/>
          <table:table-cell table:formula="=X7" table:style-name="cs2" office:value-type="string"/>
          <table:table-cell table:formula="=X8" table:style-name="cs2" office:value-type="string"/>
          <table:table-cell table:formula="=X9" table:style-name="cs2" office:value-type="string"/>
          <table:table-cell table:formula="=X10" table:style-name="cs2" office:value-type="string"/>
          <table:table-cell table:formula="=X11" table:style-name="cs2" office:value-type="string"/>
          <table:table-cell table:formula="=X12" table:style-name="cs2" office:value-type="string"/>
          <table:table-cell table:formula="=X13" table:style-name="cs2" office:value-type="string"/>
          <table:table-cell table:formula="=X14" table:style-name="cs2" office:value-type="string"/>
          <table:table-cell table:formula="=X15" table:style-name="cs2" office:value-type="string"/>
          <table:table-cell table:formula="=X16" table:style-name="cs2" office:value-type="string"/>
          <table:table-cell table:formula="=X17" table:style-name="cs2" office:value-type="string"/>
          <table:table-cell table:formula="=X18" table:style-name="cs2" office:value-type="string"/>
          <table:table-cell table:formula="=X19" table:style-name="cs2" office:value-type="string"/>
          <table:table-cell table:formula="=X20" table:style-name="cs2" office:value-type="string"/>
          <table:table-cell table:formula="=X21" table:style-name="cs2" office:value-type="string"/>
          <table:table-cell table:formula="=X22" table:style-name="cs2" office:value-type="string"/>
          <table:table-cell table:formula="=X23" table:style-name="cs2" office:value-type="string"/>
          <table:table-cell table:style-name="cs1" office:value-type="string">
            <text:p>X</text:p>
          </table:table-cell>
          <table:table-cell table:style-name="cs3" office:value-type="string">
            <text:p/>
          </table:table-cell>
          <table:table-cell table:style-name="cs3" office:value-type="string">
            <text:p/>
          </table:table-cell>
        </table:table-row>
        <table:table-row>
          <table:table-cell table:formula="=Y1" table:style-name="cs2" office:value-type="string"/>
          <table:table-cell table:formula="=Y2" table:style-name="cs2" office:value-type="string"/>
          <table:table-cell table:formula="=Y3" table:style-name="cs2" office:value-type="string"/>
          <table:table-cell table:formula="=Y4" table:style-name="cs2" office:value-type="string"/>
          <table:table-cell table:formula="=Y5" table:style-name="cs2" office:value-type="string"/>
          <table:table-cell table:formula="=Y6" table:style-name="cs2" office:value-type="string"/>
          <table:table-cell table:formula="=Y7" table:style-name="cs2" office:value-type="string"/>
          <table:table-cell table:formula="=Y8" table:style-name="cs2" office:value-type="string"/>
          <table:table-cell table:formula="=Y9" table:style-name="cs2" office:value-type="string"/>
          <table:table-cell table:formula="=Y10" table:style-name="cs2" office:value-type="string"/>
          <table:table-cell table:formula="=Y11" table:style-name="cs2" office:value-type="string"/>
          <table:table-cell table:formula="=Y12" table:style-name="cs2" office:value-type="string"/>
          <table:table-cell table:formula="=Y13" table:style-name="cs2" office:value-type="string"/>
          <table:table-cell table:formula="=Y14" table:style-name="cs2" office:value-type="string"/>
          <table:table-cell table:formula="=Y15" table:style-name="cs2" office:value-type="string"/>
          <table:table-cell table:formula="=Y16" table:style-name="cs2" office:value-type="string"/>
          <table:table-cell table:formula="=Y17" table:style-name="cs2" office:value-type="string"/>
          <table:table-cell table:formula="=Y18" table:style-name="cs2" office:value-type="string"/>
          <table:table-cell table:formula="=Y19" table:style-name="cs2" office:value-type="string"/>
          <table:table-cell table:formula="=Y20" table:style-name="cs2" office:value-type="string"/>
          <table:table-cell table:formula="=Y21" table:style-name="cs2" office:value-type="string"/>
          <table:table-cell table:formula="=Y22" table:style-name="cs2" office:value-type="string"/>
          <table:table-cell table:formula="=Y23" table:style-name="cs2" office:value-type="string"/>
          <table:table-cell table:formula="=Y24" table:style-name="cs2" office:value-type="string"/>
          <table:table-cell table:style-name="cs1" office:value-type="string">
            <text:p>X</text:p>
          </table:table-cell>
          <table:table-cell table:style-name="cs3" office:value-type="string">
            <text:p/>
          </table:table-cell>
        </table:table-row>
        <table:table-row>
          <table:table-cell table:formula="=Z1" table:style-name="cs2" office:value-type="string"/>
          <table:table-cell table:formula="=Z2" table:style-name="cs2" office:value-type="string"/>
          <table:table-cell table:formula="=Z3" table:style-name="cs2" office:value-type="string"/>
          <table:table-cell table:formula="=Z4" table:style-name="cs2" office:value-type="string"/>
          <table:table-cell table:formula="=Z5" table:style-name="cs2" office:value-type="string"/>
          <table:table-cell table:formula="=Z6" table:style-name="cs2" office:value-type="string"/>
          <table:table-cell table:formula="=Z7" table:style-name="cs2" office:value-type="string"/>
          <table:table-cell table:formula="=Z8" table:style-name="cs2" office:value-type="string"/>
          <table:table-cell table:formula="=Z9" table:style-name="cs2" office:value-type="string"/>
          <table:table-cell table:formula="=Z10" table:style-name="cs2" office:value-type="string"/>
          <table:table-cell table:formula="=Z11" table:style-name="cs2" office:value-type="string"/>
          <table:table-cell table:formula="=Z12" table:style-name="cs2" office:value-type="string"/>
          <table:table-cell table:formula="=Z13" table:style-name="cs2" office:value-type="string"/>
          <table:table-cell table:formula="=Z14" table:style-name="cs2" office:value-type="string"/>
          <table:table-cell table:formula="=Z15" table:style-name="cs2" office:value-type="string"/>
          <table:table-cell table:formula="=Z16" table:style-name="cs2" office:value-type="string"/>
          <table:table-cell table:formula="=Z17" table:style-name="cs2" office:value-type="string"/>
          <table:table-cell table:formula="=Z18" table:style-name="cs2" office:value-type="string"/>
          <table:table-cell table:formula="=Z19" table:style-name="cs2" office:value-type="string"/>
          <table:table-cell table:formula="=Z20" table:style-name="cs2" office:value-type="string"/>
          <table:table-cell table:formula="=Z21" table:style-name="cs2" office:value-type="string"/>
          <table:table-cell table:formula="=Z22" table:style-name="cs2" office:value-type="string"/>
          <table:table-cell table:formula="=Z23" table:style-name="cs2" office:value-type="string"/>
          <table:table-cell table:formula="=Z24" table:style-name="cs2" office:value-type="string"/>
          <table:table-cell table:formula="=Z25" table:style-name="cs2" office:value-type="string"/>
          <table:table-cell table:style-name="cs1" office:value-type="string">
            <text:p>X</text:p>
          </table:table-cell>
        </table:table-row>
        <table:table-row>
          <table:table-cell table:style-name="cs4" office:value-type="string">
            <text:p>1</text:p>
          </table:table-cell>
          <table:table-cell table:style-name="cs4" office:value-type="string">
            <text:p>2</text:p>
          </table:table-cell>
          <table:table-cell table:style-name="cs4" office:value-type="string">
            <text:p>3</text:p>
          </table:table-cell>
          <table:table-cell table:style-name="cs4" office:value-type="string">
            <text:p>4</text:p>
          </table:table-cell>
          <table:table-cell table:style-name="cs4" office:value-type="string">
            <text:p>5</text:p>
          </table:table-cell>
          <table:table-cell table:style-name="cs4" office:value-type="string">
            <text:p>6</text:p>
          </table:table-cell>
          <table:table-cell table:style-name="cs4" office:value-type="string">
            <text:p>7</text:p>
          </table:table-cell>
          <table:table-cell table:style-name="cs4" office:value-type="string">
            <text:p>8</text:p>
          </table:table-cell>
          <table:table-cell table:style-name="cs4" office:value-type="string">
            <text:p>9</text:p>
          </table:table-cell>
          <table:table-cell table:style-name="cs4" office:value-type="string">
            <text:p>10</text:p>
          </table:table-cell>
          <table:table-cell table:style-name="cs4" office:value-type="string">
            <text:p>11</text:p>
          </table:table-cell>
          <table:table-cell table:style-name="cs4" office:value-type="string">
            <text:p>12</text:p>
          </table:table-cell>
          <table:table-cell table:style-name="cs4" office:value-type="string">
            <text:p>13</text:p>
          </table:table-cell>
          <table:table-cell table:style-name="cs4" office:value-type="string">
            <text:p>14</text:p>
          </table:table-cell>
          <table:table-cell table:style-name="cs4" office:value-type="string">
            <text:p>15</text:p>
          </table:table-cell>
          <table:table-cell table:style-name="cs4" office:value-type="string">
            <text:p>16</text:p>
          </table:table-cell>
          <table:table-cell table:style-name="cs4" office:value-type="string">
            <text:p>17</text:p>
          </table:table-cell>
          <table:table-cell table:style-name="cs4" office:value-type="string">
            <text:p>18</text:p>
          </table:table-cell>
          <table:table-cell table:style-name="cs4" office:value-type="string">
            <text:p>19</text:p>
          </table:table-cell>
          <table:table-cell table:style-name="cs4" office:value-type="string">
            <text:p>20</text:p>
          </table:table-cell>
          <table:table-cell table:style-name="cs4" office:value-type="string">
            <text:p>21</text:p>
          </table:table-cell>
          <table:table-cell table:style-name="cs4" office:value-type="string">
            <text:p>22</text:p>
          </table:table-cell>
          <table:table-cell table:style-name="cs4" office:value-type="string">
            <text:p>23</text:p>
          </table:table-cell>
          <table:table-cell table:style-name="cs4" office:value-type="string">
            <text:p>24</text:p>
          </table:table-cell>
          <table:table-cell table:style-name="cs4" office:value-type="string">
            <text:p>25</text:p>
          </table:table-cell>
          <table:table-cell table:style-name="cs4" office:value-type="string">
            <text:p>26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office:version="1.2">
  <office:styles>
    <style:style style:family="table-cell" style:name="Large_20_number" style:display-name="Large number">
      <style:text-properties fo:font-family="Arial" fo:font-size="10pt"/>
    </style:style>
  </office:styles>
  <office:automatic-styles/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4</meta:generator>
  </office:meta>
</office:document-meta>
</file>